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6672897752728631783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3994301904210814937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Sat Sept 8, 2018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3"><text:span text:style-name="T2"/></text:p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text:s/></text:span></text:p>
      <text:p text:style-name="P11"/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1T15:49:19.18</dc:date>
    <dc:creator>James  Lombardi</dc:creator>
    <meta:editing-duration>P5DT8H28M18S</meta:editing-duration>
    <meta:editing-cycles>423</meta:editing-cycles>
    <meta:generator>OpenOffice/4.1.2$Win32 OpenOffice.org_project/412m3$Build-9782</meta:generator>
    <meta:document-statistic meta:table-count="0" meta:image-count="0" meta:object-count="0" meta:page-count="8" meta:paragraph-count="213" meta:word-count="2169" meta:character-count="10756"/>
  </office:meta>
</office:document-meta>
</file>